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Tecnologies habilitadores digitals i sistemes basats en el núvol</text:span></text:h>
      <text:h text:style-name="Heading_20_3" text:outline-level="3"><text:span text:style-name="Strong_20_Emphasis">1. Introducció a les THD (Tecnologies Habilitadores Digitals)</text:span></text:h>
      <text:list text:style-name="L1">
        <text:list-item>
          <text:p text:style-name="P1">Les <text:span text:style-name="Strong_20_Emphasis">THD</text:span> són tecnologies clau que permeten la <text:span text:style-name="Strong_20_Emphasis">transformació digital</text:span> d’empreses, indústries i serveis públics.</text:p>
        </text:list-item>
        <text:list-item>
          <text:p text:style-name="P1">Objectius principals: <text:span text:style-name="Strong_20_Emphasis">optimitzar processos, augmentar l’eficiència, fomentar la innovació i crear nous models de negoci</text:span>.</text:p>
        </text:list-item>
        <text:list-item>
          <text:p text:style-name="P1">Fonamentals en sectors com <text:span text:style-name="Strong_20_Emphasis">indústria, salut, educació, logística, energia i serveis</text:span>.</text:p>
        </text:list-item>
        <text:list-item>
          <text:p text:style-name="P1">També conegudes com <text:span text:style-name="Strong_20_Emphasis">Key Enabling Technologies (KET)</text:span> en anglès.</text:p>
        </text:list-item>
      </text:list>
      <text:h text:style-name="Heading_20_3" text:outline-level="3"><text:span text:style-name="Strong_20_Emphasis">2. Principals tecnologies habilitadores</text:span></text:h>
      <text:list text:style-name="L2">
        <text:list-item>
          <text:p text:style-name="P2"><text:span text:style-name="Strong_20_Emphasis">Intel·ligència Artificial (IA)</text:span></text:p>
          <text:list>
            <text:list-item>
              <text:p text:style-name="P2">Sistemes capaços de <text:span text:style-name="Strong_20_Emphasis">realitzar tasques que requereixen intel·ligència humana</text:span>: anàlisi de dades, prediccions i presa de decisions.</text:p>
            </text:list-item>
            <text:list-item>
              <text:p text:style-name="P2">Aplicacions: medicina, transport, logística, ciutats intel·ligents, atenció al client, IA quàntica.</text:p>
            </text:list-item>
            <text:list-item>
              <text:p text:style-name="P2">Integració amb Big Data i Machine Learning per millorar processos i personalització de serveis.</text:p>
            </text:list-item>
            <text:list-item>
              <text:p text:style-name="P2">Consideracions ètiques i de privacitat.</text:p>
            </text:list-item>
          </text:list>
        </text:list-item>
        <text:list-item>
          <text:p text:style-name="P2"><text:span text:style-name="Strong_20_Emphasis">Big Data</text:span></text:p>
          <text:list>
            <text:list-item>
              <text:p text:style-name="P2">Gestió i anàlisi de grans volums de dades (estructurades i no estructurades).</text:p>
            </text:list-item>
            <text:list-item>
              <text:p text:style-name="P2">Característiques: <text:span text:style-name="Strong_20_Emphasis">Volum, Velocitat, Varietat, Veracitat i Valor</text:span>.</text:p>
            </text:list-item>
            <text:list-item>
              <text:p text:style-name="P2">Eines: Hadoop, Apache Spark, bases de dades NoSQL, Tableau, Power BI, Google BigQuery, AWS Redshift.</text:p>
            </text:list-item>
            <text:list-item>
              <text:p text:style-name="P2">Beneficis: predicció de tendències, optimització de processos, personalització de productes i serveis.</text:p>
            </text:list-item>
          </text:list>
        </text:list-item>
        <text:list-item>
          <text:p text:style-name="P2"><text:span text:style-name="Strong_20_Emphasis">Internet de les Coses (IoT)</text:span></text:p>
          <text:list>
            <text:list-item>
              <text:p text:style-name="P2">Connexió de <text:span text:style-name="Strong_20_Emphasis">dispositius físics a Internet</text:span> per recopilar, enviar i analitzar dades.</text:p>
            </text:list-item>
            <text:list-item>
              <text:p text:style-name="P2">Característiques: connectivitat, sensors intel·ligents, anàlisi en temps real, automatització i control remot.</text:p>
            </text:list-item>
            <text:list-item>
              <text:p text:style-name="P2">Aplicacions: indústria 4.0, ciutats intel·ligents, gestió energètica, salut digital.</text:p>
            </text:list-item>
            <text:list-item>
              <text:p text:style-name="P2">Eines: plataformes al núvol (AWS IoT, Google Cloud IoT), hardware (Arduino, Raspberry Pi), programari de gestió IoT (Node-RED, ThingsBoard).</text:p>
            </text:list-item>
          </text:list>
        </text:list-item>
        <text:list-item>
          <text:p text:style-name="P2"><text:span text:style-name="Strong_20_Emphasis">Computació en el núvol (Cloud Computing)</text:span></text:p>
          <text:list>
            <text:list-item>
              <text:p text:style-name="P2">Provisió de <text:span text:style-name="Strong_20_Emphasis">recursos informàtics sota demanda</text:span> sense necessitat d’infraestructura pròpia.</text:p>
            </text:list-item>
            <text:list-item>
              <text:p text:style-name="P2"><text:soft-page-break/>Models:</text:p>
              <text:list>
                <text:list-item>
                  <text:p text:style-name="P2"><text:span text:style-name="Strong_20_Emphasis">IaaS (Infrastructure as a Service):</text:span> infraestructura virtualitzada.</text:p>
                </text:list-item>
                <text:list-item>
                  <text:p text:style-name="P2"><text:span text:style-name="Strong_20_Emphasis">PaaS (Platform as a Service):</text:span> plataformes de desenvolupament d’aplicacions (ex: Azure, AWS, Google Cloud).</text:p>
                </text:list-item>
                <text:list-item>
                  <text:p text:style-name="P2"><text:span text:style-name="Strong_20_Emphasis">SaaS (Software as a Service):</text:span> aplicacions accessibles online (ex: Google Workspace, Microsoft 365).</text:p>
                </text:list-item>
              </text:list>
            </text:list-item>
            <text:list-item>
              <text:p text:style-name="P2">Beneficis: escalabilitat, flexibilitat, col·laboració remota, seguretat i reducció de costos.</text:p>
            </text:list-item>
          </text:list>
        </text:list-item>
        <text:list-item>
          <text:p text:style-name="P2"><text:span text:style-name="Strong_20_Emphasis">Realitat augmentada i virtual (AR/VR)</text:span></text:p>
          <text:list>
            <text:list-item>
              <text:p text:style-name="P2">Permet <text:span text:style-name="Strong_20_Emphasis">interacció immersiva amb entorns digitals</text:span>.</text:p>
            </text:list-item>
            <text:list-item>
              <text:p text:style-name="P2">Aplicacions: formació professional, entreteniment, turisme, disseny industrial, simuladors.</text:p>
            </text:list-item>
          </text:list>
        </text:list-item>
        <text:list-item>
          <text:p text:style-name="P2"><text:span text:style-name="Strong_20_Emphasis">Tecnologies de seguretat i connectivitat</text:span></text:p>
          <text:list>
            <text:list-item>
              <text:p text:style-name="P2">Inclou <text:span text:style-name="Strong_20_Emphasis">ciberseguretat, protocols de comunicació, xarxes IoT i blockchain</text:span>.</text:p>
            </text:list-item>
            <text:list-item>
              <text:p text:style-name="P2">Clau per protegir dades, garantir interoperabilitat i donar suport a altres THD.</text:p>
            </text:list-item>
          </text:list>
        </text:list-item>
        <text:list-item>
          <text:p text:style-name="P2"><text:span text:style-name="Strong_20_Emphasis">Altres THD destacades</text:span></text:p>
          <text:list>
            <text:list-item>
              <text:p text:style-name="P2"><text:span text:style-name="Strong_20_Emphasis">Fabricació avançada:</text:span> robòtica intel·ligent, sistemes autònoms, impressió 3D, optimització de processos.</text:p>
            </text:list-item>
            <text:list-item>
              <text:p text:style-name="P2"><text:span text:style-name="Strong_20_Emphasis">Materials avançats i nanomaterials:</text:span> grafè, biomaterials, materials sostenibles.</text:p>
            </text:list-item>
            <text:list-item>
              <text:p text:style-name="P2"><text:span text:style-name="Strong_20_Emphasis">Tecnologies de les ciències de la vida:</text:span> bioenginyeria, genòmica, neurotecnologia, lab-on-a-chip.</text:p>
            </text:list-item>
            <text:list-item>
              <text:p text:style-name="P2"><text:span text:style-name="Strong_20_Emphasis">Microelectrònica, nanoelectrònica i fotònica:</text:span> millora del rendiment i eficiència energètica dels dispositius.</text:p>
            </text:list-item>
          </text:list>
        </text:list-item>
      </text:list>
      <text:h text:style-name="Heading_20_3" text:outline-level="3"><text:span text:style-name="Strong_20_Emphasis">3. Aplicacions i sectors beneficiats</text:span></text:h>
      <text:list text:style-name="L3">
        <text:list-item>
          <text:p text:style-name="P3"><text:span text:style-name="Strong_20_Emphasis">Indústria 4.0 / Manufactura intel·ligent:</text:span> fàbriques autònomes, producció personalitzada, eficiència energètica.</text:p>
        </text:list-item>
        <text:list-item>
          <text:p text:style-name="P3"><text:span text:style-name="Strong_20_Emphasis">Salut i biotecnologia:</text:span> telemedicina, diagnòstic assistit per IA, impressió 3D de pròtesis.</text:p>
        </text:list-item>
        <text:list-item>
          <text:p text:style-name="P3"><text:span text:style-name="Strong_20_Emphasis">Economia de plataformes i serveis digitals:</text:span> Uber, Airbnb, Glovo; gestió de la demanda en temps real.</text:p>
        </text:list-item>
        <text:list-item>
          <text:p text:style-name="P3"><text:span text:style-name="Strong_20_Emphasis">Fintech i blockchain:</text:span> pagaments digitals, contractes intel·ligents, seguretat i transparència.</text:p>
        </text:list-item>
        <text:list-item>
          <text:p text:style-name="P3"><text:span text:style-name="Strong_20_Emphasis">Energia i sostenibilitat:</text:span> smart grids, monitoratge en temps real, eficiència energètica.</text:p>
        </text:list-item>
        <text:list-item>
          <text:p text:style-name="P3"><text:span text:style-name="Strong_20_Emphasis">Mobilitat autònoma i logística:</text:span> vehicles autònoms, drons de repartiment, optimització de rutes.</text:p>
        </text:list-item>
        <text:list-item>
          <text:p text:style-name="P3"><text:span text:style-name="Strong_20_Emphasis">Educació digital i e-learning:</text:span> plataformes com Duolingo, aprenentatge personalitzat, gamificació i realitat virtual.</text:p>
        </text:list-item>
        <text:list-item>
          <text:p text:style-name="P3"><text:soft-page-break/><text:span text:style-name="Strong_20_Emphasis">Ciberseguretat:</text:span> protecció de dades i resistència davant ciberatacs.</text:p>
        </text:list-item>
      </text:list>
      <text:h text:style-name="Heading_20_3" text:outline-level="3"><text:span text:style-name="Strong_20_Emphasis">4. Beneficis de la implantació de les THD</text:span></text:h>
      <text:list text:style-name="L4">
        <text:list-item>
          <text:p text:style-name="P4"><text:span text:style-name="Strong_20_Emphasis">Optimització de processos:</text:span> automatització de tasques i reducció d’errors.</text:p>
        </text:list-item>
        <text:list-item>
          <text:p text:style-name="P4"><text:span text:style-name="Strong_20_Emphasis">Increment de productivitat</text:span> i eficiència operativa.</text:p>
        </text:list-item>
        <text:list-item>
          <text:p text:style-name="P4"><text:span text:style-name="Strong_20_Emphasis">Reducció de costos</text:span> en infraestructura, energia i manteniment.</text:p>
        </text:list-item>
        <text:list-item>
          <text:p text:style-name="P4"><text:span text:style-name="Strong_20_Emphasis">Personalització de serveis</text:span> per a clients i usuaris finals.</text:p>
        </text:list-item>
        <text:list-item>
          <text:p text:style-name="P4"><text:span text:style-name="Strong_20_Emphasis">Seguretat i traçabilitat</text:span> de la informació amb blockchain i criptografia.</text:p>
        </text:list-item>
        <text:list-item>
          <text:p text:style-name="P4"><text:span text:style-name="Strong_20_Emphasis">Millora en la presa de decisions</text:span> gràcies a l’anàlisi de dades en temps real.</text:p>
        </text:list-item>
        <text:list-item>
          <text:p text:style-name="P4"><text:span text:style-name="Strong_20_Emphasis">Accés a nous mercats</text:span> i oportunitats de negoci globals.</text:p>
        </text:list-item>
        <text:list-item>
          <text:p text:style-name="P4"><text:span text:style-name="Strong_20_Emphasis">Impuls de la innovació</text:span> amb nous productes i models de negoci.</text:p>
        </text:list-item>
      </text:list>
      <text:h text:style-name="Heading_20_3" text:outline-level="3"><text:span text:style-name="Strong_20_Emphasis">5. Conclusió</text:span></text:h>
      <text:list text:style-name="L5">
        <text:list-item>
          <text:p text:style-name="P5">Les THD i els sistemes basats en el núvol representen un <text:span text:style-name="Strong_20_Emphasis">canvi de paradigma en l’economia i la societat digital</text:span>.</text:p>
        </text:list-item>
        <text:list-item>
          <text:p text:style-name="P5">Permeten a empreses i organitzacions ser més <text:span text:style-name="Strong_20_Emphasis">àgils, competitives, innovadores i sostenibles</text:span>.</text:p>
        </text:list-item>
        <text:list-item>
          <text:p text:style-name="P5">Són <text:span text:style-name="Strong_20_Emphasis">transversals a tots els sectors</text:span>, des de indústria i salut fins a educació i energia.</text:p>
        </text:list-item>
        <text:list-item>
          <text:p text:style-name="P5">La seva correcta integració és clau per a <text:span text:style-name="Strong_20_Emphasis">la transformació digital i una economia basada en dades i connectivitat global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5T14:23:43.076361100</meta:creation-date>
    <dc:date>2026-03-15T14:25:19.176197200</dc:date>
    <meta:editing-duration>PT1M36S</meta:editing-duration>
    <meta:editing-cycles>1</meta:editing-cycles>
    <meta:document-statistic meta:table-count="0" meta:image-count="0" meta:object-count="0" meta:page-count="3" meta:paragraph-count="63" meta:word-count="686" meta:character-count="4832" meta:non-whitespace-character-count="4266"/>
    <meta:generator>LibreOffice/25.8.5.2$Windows_X86_64 LibreOffice_project/9c8b85f387cc00a89945a79c9e6239f32e450ac2</meta:generator>
  </office:meta>
</office:document-meta>
</file>